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2eaf3" officeooo:paragraph-rsid="0012eaf3"/>
    </style:style>
    <style:style style:name="P2" style:family="paragraph" style:parent-style-name="Standard">
      <style:paragraph-properties fo:text-align="center" style:justify-single-word="false"/>
      <style:text-properties officeooo:rsid="0012eaf3" officeooo:paragraph-rsid="0012eaf3"/>
    </style:style>
    <style:style style:name="P3" style:family="paragraph" style:parent-style-name="Standard">
      <style:text-properties officeooo:rsid="00148327" officeooo:paragraph-rsid="00148327"/>
    </style:style>
    <style:style style:name="P4" style:family="paragraph" style:parent-style-name="Standard">
      <style:text-properties officeooo:rsid="00148327" officeooo:paragraph-rsid="00160977"/>
    </style:style>
    <style:style style:name="P5" style:family="paragraph" style:parent-style-name="Standard">
      <style:text-properties officeooo:rsid="00148327" officeooo:paragraph-rsid="0017856a"/>
    </style:style>
    <style:style style:name="P6" style:family="paragraph" style:parent-style-name="Standard">
      <style:text-properties officeooo:rsid="00148327" officeooo:paragraph-rsid="00195a55"/>
    </style:style>
    <style:style style:name="P7" style:family="paragraph" style:parent-style-name="Standard">
      <style:text-properties officeooo:rsid="00148327" officeooo:paragraph-rsid="001afbb9"/>
    </style:style>
    <style:style style:name="P8" style:family="paragraph" style:parent-style-name="Standard">
      <style:text-properties officeooo:rsid="00148327" officeooo:paragraph-rsid="001b8a9c"/>
    </style:style>
    <style:style style:name="P9" style:family="paragraph" style:parent-style-name="Standard">
      <style:text-properties officeooo:rsid="00148327" officeooo:paragraph-rsid="001d5d03"/>
    </style:style>
    <style:style style:name="P10" style:family="paragraph" style:parent-style-name="Standard">
      <style:text-properties officeooo:rsid="00160977" officeooo:paragraph-rsid="00160977"/>
    </style:style>
    <style:style style:name="P11" style:family="paragraph" style:parent-style-name="Standard">
      <style:text-properties officeooo:rsid="00160977" officeooo:paragraph-rsid="00166e7e"/>
    </style:style>
    <style:style style:name="P12" style:family="paragraph" style:parent-style-name="Standard">
      <style:text-properties officeooo:rsid="00160977" officeooo:paragraph-rsid="0017856a"/>
    </style:style>
    <style:style style:name="P13" style:family="paragraph" style:parent-style-name="Standard">
      <style:text-properties officeooo:rsid="00166e7e" officeooo:paragraph-rsid="00166e7e"/>
    </style:style>
    <style:style style:name="P14" style:family="paragraph" style:parent-style-name="Standard">
      <style:text-properties officeooo:rsid="001afbb9" officeooo:paragraph-rsid="001afbb9"/>
    </style:style>
    <style:style style:name="P15" style:family="paragraph" style:parent-style-name="Standard">
      <style:text-properties officeooo:rsid="001b8a9c" officeooo:paragraph-rsid="001b8a9c"/>
    </style:style>
    <style:style style:name="P16" style:family="paragraph" style:parent-style-name="Standard">
      <style:text-properties officeooo:rsid="001d5d03" officeooo:paragraph-rsid="001d5d03"/>
    </style:style>
    <style:style style:name="P17" style:family="paragraph" style:parent-style-name="Standard">
      <style:text-properties officeooo:rsid="001d5d03" officeooo:paragraph-rsid="002303a0"/>
    </style:style>
    <style:style style:name="P18" style:family="paragraph" style:parent-style-name="Standard">
      <style:text-properties officeooo:rsid="001e7321" officeooo:paragraph-rsid="001e7321"/>
    </style:style>
    <style:style style:name="P19" style:family="paragraph" style:parent-style-name="Standard">
      <style:text-properties officeooo:rsid="001e7321" officeooo:paragraph-rsid="002303a0"/>
    </style:style>
    <style:style style:name="P20" style:family="paragraph" style:parent-style-name="Standard">
      <style:text-properties officeooo:rsid="001f6b0b" officeooo:paragraph-rsid="001f6b0b"/>
    </style:style>
    <style:style style:name="P21" style:family="paragraph" style:parent-style-name="Standard">
      <style:text-properties officeooo:rsid="001f6b0b" officeooo:paragraph-rsid="00215648"/>
    </style:style>
    <style:style style:name="P22" style:family="paragraph" style:parent-style-name="Standard">
      <style:text-properties officeooo:rsid="001f6b0b" officeooo:paragraph-rsid="002303a0"/>
    </style:style>
    <style:style style:name="P23" style:family="paragraph" style:parent-style-name="Standard">
      <style:text-properties officeooo:rsid="00215648" officeooo:paragraph-rsid="002303a0"/>
    </style:style>
    <style:style style:name="P24" style:family="paragraph" style:parent-style-name="Standard">
      <style:text-properties officeooo:rsid="002303a0" officeooo:paragraph-rsid="002303a0"/>
    </style:style>
    <style:style style:name="P25" style:family="paragraph" style:parent-style-name="Heading_20_3">
      <style:paragraph-properties fo:break-before="page"/>
    </style:style>
    <style:style style:name="T1" style:family="text">
      <style:text-properties officeooo:rsid="0014832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8327" style:font-weight-asian="bold" style:font-weight-complex="bold"/>
    </style:style>
    <style:style style:name="T4" style:family="text">
      <style:text-properties fo:font-weight="bold" officeooo:rsid="0017856a" style:font-weight-asian="bold" style:font-weight-complex="bold"/>
    </style:style>
    <style:style style:name="T5" style:family="text">
      <style:text-properties fo:font-weight="bold" officeooo:rsid="00195a55" style:font-weight-asian="bold" style:font-weight-complex="bold"/>
    </style:style>
    <style:style style:name="T6" style:family="text">
      <style:text-properties fo:font-weight="bold" officeooo:rsid="001afbb9" style:font-weight-asian="bold" style:font-weight-complex="bold"/>
    </style:style>
    <style:style style:name="T7" style:family="text">
      <style:text-properties fo:font-weight="bold" officeooo:rsid="001b8a9c" style:font-weight-asian="bold" style:font-weight-complex="bold"/>
    </style:style>
    <style:style style:name="T8" style:family="text">
      <style:text-properties fo:font-weight="bold" officeooo:rsid="001d5d03" style:font-weight-asian="bold" style:font-weight-complex="bold"/>
    </style:style>
    <style:style style:name="T9" style:family="text">
      <style:text-properties fo:font-weight="bold" officeooo:rsid="001f6b0b" style:font-weight-asian="bold" style:font-weight-complex="bold"/>
    </style:style>
    <style:style style:name="T10" style:family="text">
      <style:text-properties officeooo:rsid="00160977"/>
    </style:style>
    <style:style style:name="T11" style:family="text">
      <style:text-properties officeooo:rsid="00166e7e"/>
    </style:style>
    <style:style style:name="T12" style:family="text">
      <style:text-properties style:text-position="super 58%"/>
    </style:style>
    <style:style style:name="T13" style:family="text">
      <style:text-properties officeooo:rsid="0017856a"/>
    </style:style>
    <style:style style:name="T14" style:family="text">
      <style:text-properties officeooo:rsid="00195a55"/>
    </style:style>
    <style:style style:name="T15" style:family="text">
      <style:text-properties officeooo:rsid="001afbb9"/>
    </style:style>
    <style:style style:name="T16" style:family="text">
      <style:text-properties style:text-position="sub 58%" officeooo:rsid="001afbb9"/>
    </style:style>
    <style:style style:name="T17" style:family="text">
      <style:text-properties officeooo:rsid="001b8a9c"/>
    </style:style>
    <style:style style:name="T18" style:family="text">
      <style:text-properties fo:font-weight="normal" officeooo:rsid="001afbb9" style:font-weight-asian="normal" style:font-weight-complex="normal"/>
    </style:style>
    <style:style style:name="T19" style:family="text">
      <style:text-properties fo:font-weight="normal" officeooo:rsid="002303a0" style:font-weight-asian="normal" style:font-weight-complex="normal"/>
    </style:style>
    <style:style style:name="T20" style:family="text">
      <style:text-properties officeooo:rsid="001d5d03"/>
    </style:style>
    <style:style style:name="T21" style:family="text">
      <style:text-properties officeooo:rsid="001e7321"/>
    </style:style>
    <style:style style:name="T22" style:family="text">
      <style:text-properties officeooo:rsid="001f6b0b"/>
    </style:style>
    <style:style style:name="T23" style:family="text">
      <style:text-properties officeooo:rsid="00215648"/>
    </style:style>
    <style:style style:name="T24" style:family="text">
      <style:text-properties officeooo:rsid="002303a0"/>
    </style:style>
    <style:style style:name="T25" style:family="text">
      <style:text-properties officeooo:rsid="0023b7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rminology <text:span text:style-name="T14">for Binary Relations</text:span></text:p>
      <text:p text:style-name="P2">by Sven Nilsen, 2020</text:p>
      <text:p text:style-name="P1"/>
      <text:h text:style-name="Heading_20_3" text:outline-level="3">Antisymmetric relation</text:h>
      <text:p text:style-name="P10">A <text:span text:style-name="T2">binary relation</text:span> <text:span text:style-name="T1">`f : T ⨯ T → 𝔹` </text:span>where `( f(a, b) = f(b, a) ) =&gt; (a = b)`.</text:p>
      <text:p text:style-name="P10">In matrix form, there <text:span text:style-name="T11">can be</text:span> `true` in upper or lower triangle, but not both.</text:p>
      <text:p text:style-name="P13">The diagonal might contain both `true` and `false`.</text:p>
      <text:p text:style-name="P13"/>
      <text:h text:style-name="Heading_20_3" text:outline-level="3">Associative</text:h>
      <text:p text:style-name="P20">A function `f : T <text:span text:style-name="T1">⨯ </text:span>T → U` is commutative when `f(f(a, b), c) = f(a, f(b, c))`.</text:p>
      <text:p text:style-name="P10"/>
      <text:h text:style-name="Heading_20_3" text:outline-level="3">Binary relation</text:h>
      <text:p text:style-name="P3">A function `f : T ⨯ T → 𝔹`.</text:p>
      <text:p text:style-name="P3">In matrix form, columns are the first argument, rows are second argument and return value is a cell.</text:p>
      <text:p text:style-name="P3"/>
      <text:h text:style-name="Heading_20_3" text:outline-level="3">Commutative</text:h>
      <text:p text:style-name="P20">A function `f : T <text:span text:style-name="T1">⨯ </text:span>T → U` is commutative when `f(a, b) = f(b, a)`.</text:p>
      <text:p text:style-name="P3"/>
      <text:h text:style-name="Heading_20_3" text:outline-level="3">Connex relation</text:h>
      <text:p text:style-name="P5">A <text:span text:style-name="T2">binary relation</text:span> `f : T ⨯ T → 𝔹` <text:span text:style-name="T13">where `f(a, b) ∨ f(b, a)`.</text:span></text:p>
      <text:p text:style-name="P15">Implies <text:span text:style-name="T2">reflexivity</text:span>.</text:p>
      <text:p text:style-name="P3"/>
      <text:h text:style-name="Heading_20_3" text:outline-level="3">Equivalence relation</text:h>
      <text:p text:style-name="P11">A <text:span text:style-name="T2">binary relation</text:span> <text:span text:style-name="T1">`f : T ⨯ T → 𝔹` that is </text:span><text:span text:style-name="T3">reflexive</text:span><text:span text:style-name="T1">, </text:span><text:span text:style-name="T3">symmetric</text:span><text:span text:style-name="T1"> and </text:span><text:span text:style-name="T3">transitive</text:span><text:span text:style-name="T1">.</text:span></text:p>
      <text:p text:style-name="P3"/>
      <text:h text:style-name="Heading_20_3" text:outline-level="3">Homogeneous relation</text:h>
      <text:p text:style-name="P5">A function `f : T ⨯ T → 𝔹`. <text:span text:style-name="T13">Also just called a </text:span><text:span text:style-name="T4">binary relation</text:span><text:span text:style-name="T13">.</text:span></text:p>
      <text:p text:style-name="P3"/>
      <text:h text:style-name="Heading_20_3" text:outline-level="3">Idempotency</text:h>
      <text:p text:style-name="P20">A function `f : T <text:span text:style-name="T1">⨯ </text:span>T → U` is idempotent <text:span text:style-name="T23">for `x` </text:span>when `f(x, x) = x`.</text:p>
      <text:p text:style-name="P21">If `f` is thought of as a product, then `f(a, a) <text:span text:style-name="T23">= </text:span>a<text:span text:style-name="T12">2</text:span> <text:span text:style-name="T23">= a</text:span>`.</text:p>
      <text:p text:style-name="P24">Idempotency must not be confused with <text:span text:style-name="T2">involution</text:span>.</text:p>
      <text:p text:style-name="P21"/>
      <text:h text:style-name="P25" text:outline-level="3">Involution</text:h>
      <text:p text:style-name="P22">A function `f : T → U` is <text:span text:style-name="T23">involution </text:span>when `∀ <text:span text:style-name="T23">x { f(</text:span>f(x)<text:span text:style-name="T23">)</text:span> = x <text:span text:style-name="T23">}</text:span>`.</text:p>
      <text:p text:style-name="P23">When `<text:span text:style-name="T24">g</text:span>(<text:span text:style-name="T24">f</text:span>, <text:span text:style-name="T24">f</text:span>) <text:span text:style-name="T24">&lt;</text:span>=<text:span text:style-name="T24">&gt;</text:span> <text:span text:style-name="T24">h`</text:span> where <text:span text:style-name="T24">`h` is an identity element of `f`</text:span>, then `<text:span text:style-name="T24">f</text:span>` is an <text:span text:style-name="T19">involution</text:span>.</text:p>
      <text:p text:style-name="P24">Involution must not be confused with <text:span text:style-name="T2">idempotency</text:span>.</text:p>
      <text:p text:style-name="P3"/>
      <text:h text:style-name="Heading_20_3" text:outline-level="3">Join</text:h>
      <text:p text:style-name="P17">A <text:span text:style-name="T24">join</text:span> `z : T` of a<text:span text:style-name="T1"> </text:span><text:span text:style-name="T3">binary relation</text:span><text:span text:style-name="T1"> `f : T ⨯ T → 𝔹`</text:span>, also called “<text:span text:style-name="T24">lowest</text:span> <text:span text:style-name="T24">greater</text:span> bound” or “<text:span text:style-name="T24">supremum</text:span>”<text:line-break/>of `x : T` and `y : T`, if <text:span text:style-name="T21">`f(x, z) ∧ f(y, z) ∧ ∀ w : T { ( f(</text:span><text:span text:style-name="T25">x</text:span><text:span text:style-name="T21">, w) ∧ f(y, w) ) =&gt; f(z, w) }`.</text:span></text:p>
      <text:p text:style-name="P19">If there exists a <text:span text:style-name="T24">join</text:span> `z` for `x` and `y`, then it is unique and written `x ∨ y`.</text:p>
      <text:p text:style-name="P19">If all pairs of `T` has a <text:span text:style-name="T24">join</text:span>, then the <text:span text:style-name="T24">join</text:span> is a binary operation `g : T <text:span text:style-name="T1">⨯ </text:span>T → T` that is <text:span text:style-name="T2">commutative</text:span>, <text:span text:style-name="T9">associative</text:span><text:span text:style-name="T22"> and </text:span><text:span text:style-name="T9">idempotent</text:span><text:span text:style-name="T22">. When not all pairs have a join, the join is a </text:span><text:span text:style-name="T9">partial binary operator</text:span><text:span text:style-name="T22">.</text:span></text:p>
      <text:p text:style-name="P3"/>
      <text:h text:style-name="Heading_20_3" text:outline-level="3">Join-semilattice order</text:h>
      <text:p text:style-name="P9">A <text:span text:style-name="T2">binary relation</text:span> `f : T ⨯ T → 𝔹` <text:span text:style-name="T17">that is </text:span><text:span text:style-name="T7">reflexive</text:span><text:span text:style-name="T17">, </text:span><text:span text:style-name="T7">transitive</text:span><text:span text:style-name="T17">, </text:span><text:span text:style-name="T7">antisymmetric</text:span><text:span text:style-name="T17"> and has joins.</text:span></text:p>
      <text:p text:style-name="P16">Implies <text:span text:style-name="T2">partial order</text:span>.</text:p>
      <text:p text:style-name="P16">Implied by <text:span text:style-name="T2">lattice order</text:span>.</text:p>
      <text:p text:style-name="P3"/>
      <text:h text:style-name="Heading_20_3" text:outline-level="3">Meet</text:h>
      <text:p text:style-name="P16">A meet `z : T` of a<text:span text:style-name="T1"> </text:span><text:span text:style-name="T3">binary relation</text:span><text:span text:style-name="T1"> `f : T ⨯ T → 𝔹`</text:span>, also called “greatest lower bound” or “infimum”<text:line-break/>of `x : T` and `y : T`, if <text:span text:style-name="T21">`f(z, x) ∧ f(z, y) ∧ ∀ w : T { ( f(w, </text:span><text:span text:style-name="T25">x</text:span><text:span text:style-name="T21">) ∧ f(w, y) ) =&gt; f(w, z) }`.</text:span></text:p>
      <text:p text:style-name="P18">If there exists a meet `z` for `x` and `y`, then it is unique and written `x ∧ y`.</text:p>
      <text:p text:style-name="P18">If all pairs of `T` has a meet, then the meet is a binary operation `g : T <text:span text:style-name="T1">⨯ </text:span>T → T` that is <text:span text:style-name="T2">commutative</text:span>, <text:span text:style-name="T9">associative</text:span><text:span text:style-name="T22"> and </text:span><text:span text:style-name="T9">idempotent</text:span><text:span text:style-name="T22">. When not all pairs have a meet, the meet is a </text:span><text:span text:style-name="T9">partial binary operator</text:span><text:span text:style-name="T22">.</text:span></text:p>
      <text:p text:style-name="P16"/>
      <text:h text:style-name="Heading_20_3" text:outline-level="3">Meet-semilattice order</text:h>
      <text:p text:style-name="P9">A <text:span text:style-name="T2">binary relation</text:span> `f : T ⨯ T → 𝔹` <text:span text:style-name="T17">that is </text:span><text:span text:style-name="T7">reflexive</text:span><text:span text:style-name="T17">, </text:span><text:span text:style-name="T7">transitive</text:span><text:span text:style-name="T17">, </text:span><text:span text:style-name="T7">antisymmetric</text:span><text:span text:style-name="T17"> and has meets.</text:span></text:p>
      <text:p text:style-name="P16">Implies <text:span text:style-name="T2">partial order</text:span>.</text:p>
      <text:p text:style-name="P16">Implied by <text:span text:style-name="T2">lattice order</text:span>.</text:p>
      <text:p text:style-name="P3"/>
      <text:h text:style-name="Heading_20_3" text:outline-level="3">Lattice order</text:h>
      <text:p text:style-name="P8">A <text:span text:style-name="T2">binary relation</text:span> `f : T ⨯ T → 𝔹` <text:span text:style-name="T17">that is </text:span><text:span text:style-name="T7">reflexive</text:span><text:span text:style-name="T17">, </text:span><text:span text:style-name="T7">transitive</text:span><text:span text:style-name="T17">, </text:span><text:span text:style-name="T7">antisymmetric</text:span><text:span text:style-name="T17"> and has joins and meets.</text:span></text:p>
      <text:p text:style-name="P15">Implies <text:span text:style-name="T2">partial order</text:span>,<text:span text:style-name="T20"> </text:span><text:span text:style-name="T8">join-semilattice order</text:span><text:span text:style-name="T20"> and </text:span><text:span text:style-name="T8">meet-semilattice order</text:span><text:span text:style-name="T20">.</text:span></text:p>
      <text:p text:style-name="P3"/>
      <text:h text:style-name="Heading_20_3" text:outline-level="3">Partial binary operator</text:h>
      <text:p text:style-name="P24">A binary operator <text:span text:style-name="T1">`f : T ⨯ T → 𝔹` </text:span>where the trivial path `∀f &lt;¬=&gt; \true`.</text:p>
      <text:p text:style-name="P3"/>
      <text:h text:style-name="Heading_20_3" text:outline-level="3">Partial order</text:h>
      <text:p text:style-name="P12">A <text:span text:style-name="T2">binary relation</text:span> <text:span text:style-name="T1">`f : T ⨯ T → 𝔹` that is </text:span><text:span text:style-name="T3">reflexive</text:span><text:span text:style-name="T1">, </text:span><text:span text:style-name="T3">antisymmetric</text:span><text:span text:style-name="T1"> and </text:span><text:span text:style-name="T3">transitive</text:span><text:span text:style-name="T1">.</text:span></text:p>
      <text:p text:style-name="P3"/>
      <text:h text:style-name="Heading_20_3" text:outline-level="3"><text:soft-page-break/>Preorder</text:h>
      <text:p text:style-name="P1">A <text:span text:style-name="T2">binary relation</text:span> that is <text:span text:style-name="T2">reflexive</text:span> and <text:span text:style-name="T2">transitive</text:span>.</text:p>
      <text:p text:style-name="P1">An <text:span text:style-name="T2">antisymmetric</text:span> preorder is a <text:span text:style-name="T2">partial order</text:span>, and a <text:span text:style-name="T2">symmetric</text:span> preorder is an <text:span text:style-name="T2">equivalence relation</text:span>.</text:p>
      <text:p text:style-name="P1"/>
      <text:h text:style-name="Heading_20_3" text:outline-level="3">Prewellordering</text:h>
      <text:p text:style-name="P6">A <text:span text:style-name="T2">binary relation</text:span> `f : T ⨯ T → 𝔹` <text:span text:style-name="T14">that is </text:span><text:span text:style-name="T5">connexive</text:span><text:span text:style-name="T14">, </text:span><text:span text:style-name="T5">transitive</text:span><text:span text:style-name="T14"> and </text:span><text:span text:style-name="T5">wellfounded</text:span><text:span text:style-name="T14">.</text:span></text:p>
      <text:p text:style-name="P1"/>
      <text:h text:style-name="Heading_20_3" text:outline-level="3">Quasiorder</text:h>
      <text:p text:style-name="P14">The same as a <text:span text:style-name="T2">preorder</text:span>.</text:p>
      <text:p text:style-name="P1"/>
      <text:h text:style-name="Heading_20_3" text:outline-level="3">Reflexive relation</text:h>
      <text:p text:style-name="P3">A <text:span text:style-name="T2">binary relation</text:span> `f : T ⨯ T → 𝔹` where `f(x, x) : (= true)`.</text:p>
      <text:p text:style-name="P3"><text:span text:style-name="T11">In matrix form, all cells</text:span> across the diagonal <text:span text:style-name="T11">are `true`</text:span>.</text:p>
      <text:p text:style-name="P15">Implied by <text:span text:style-name="T2">connex</text:span> relations.</text:p>
      <text:p text:style-name="P3"/>
      <text:h text:style-name="Heading_20_3" text:outline-level="3">Semiconnex relation</text:h>
      <text:p text:style-name="P6">A <text:span text:style-name="T2">binary relation</text:span> `f : T ⨯ T → 𝔹` <text:span text:style-name="T14">where `(a ¬= b) =&gt; ( f(a, b) ∨ f(b, a) )`.</text:span></text:p>
      <text:p text:style-name="P3"/>
      <text:h text:style-name="Heading_20_3" text:outline-level="3">Symmetric relation</text:h>
      <text:p text:style-name="P10">A <text:span text:style-name="T2">binary relation</text:span> <text:span text:style-name="T1">`f : T ⨯ T → 𝔹` </text:span>where `f(a, b) = f(b, a)`.</text:p>
      <text:p text:style-name="P13">In matrix form, the transposed matrix is equal to itself `M<text:span text:style-name="T12">T</text:span> = M`.</text:p>
      <text:p text:style-name="P3"/>
      <text:h text:style-name="Heading_20_3" text:outline-level="3">Total preorder</text:h>
      <text:p text:style-name="P5">A <text:span text:style-name="T2">binary relation</text:span> `f : T ⨯ T → 𝔹` <text:span text:style-name="T13">that is </text:span><text:span text:style-name="T4">reflexive</text:span><text:span text:style-name="T13">, </text:span><text:span text:style-name="T4">connexive</text:span><text:span text:style-name="T13"> and </text:span><text:span text:style-name="T4">transitive</text:span><text:span text:style-name="T13">.</text:span></text:p>
      <text:p text:style-name="P5"/>
      <text:h text:style-name="Heading_20_3" text:outline-level="3">Total order</text:h>
      <text:p text:style-name="P6">A <text:span text:style-name="T2">binary relation</text:span> `f : T ⨯ T → 𝔹` <text:span text:style-name="T14">that is </text:span><text:span text:style-name="T5">antisymmetric</text:span><text:span text:style-name="T14">, </text:span><text:span text:style-name="T5">transitive</text:span><text:span text:style-name="T14"> and </text:span><text:span text:style-name="T5">connexive</text:span><text:span text:style-name="T14">.</text:span></text:p>
      <text:p text:style-name="P15">Implied by <text:span text:style-name="T2">well-order</text:span>.</text:p>
      <text:p text:style-name="P3"/>
      <text:h text:style-name="Heading_20_3" text:outline-level="3">Transitive relation</text:h>
      <text:p text:style-name="P4">A <text:span text:style-name="T2">binary relation</text:span> `f : T ⨯ T → 𝔹` <text:span text:style-name="T10">where `f(a, b) ∧ f(b, c) =&gt; f(a, c)`.</text:span></text:p>
      <text:p text:style-name="P4"/>
      <text:h text:style-name="Heading_20_3" text:outline-level="3">Well-founded relation</text:h>
      <text:p text:style-name="P6">A <text:span text:style-name="T2">binary relation</text:span> `f : T ⨯ T → 𝔹` <text:span text:style-name="T14">where `∀ S ⊆ T { (S ¬= ∅) =&gt; (∃ m : S { ∀ s : S { ¬f(s, m) } })}`.</text:span></text:p>
      <text:p text:style-name="P6"/>
      <text:h text:style-name="Heading_20_3" text:outline-level="3"><text:soft-page-break/>Well-quasi-order</text:h>
      <text:p text:style-name="P7">A <text:span text:style-name="T2">binary relation</text:span> `f : T ⨯ T → 𝔹` <text:span text:style-name="T15">that is </text:span><text:span text:style-name="T6">reflexive</text:span><text:span text:style-name="T15">, </text:span><text:span text:style-name="T6">transitive</text:span><text:span text:style-name="T15"> and such that any infinite sequence<text:line-break/>`x</text:span><text:span text:style-name="T16">0</text:span><text:span text:style-name="T15">, x</text:span><text:span text:style-name="T16">1</text:span><text:span text:style-name="T15">, x</text:span><text:span text:style-name="T16">2</text:span><text:span text:style-name="T15">, …` from `T` contains `f(x</text:span><text:span text:style-name="T16">i</text:span><text:span text:style-name="T15">, x</text:span><text:span text:style-name="T16">j</text:span><text:span text:style-name="T15">)` where `i &lt; j`.</text:span></text:p>
      <text:p text:style-name="P15">Implies <text:span text:style-name="T2">preorder</text:span>.</text:p>
      <text:p text:style-name="P6"/>
      <text:h text:style-name="Heading_20_3" text:outline-level="3">Well-order</text:h>
      <text:p text:style-name="P8">A <text:span text:style-name="T2">binary relation</text:span> `f : T ⨯ T → 𝔹` <text:span text:style-name="T15">that is </text:span><text:span text:style-name="T6">antisymmetric</text:span><text:span text:style-name="T15">, </text:span><text:span text:style-name="T6">transitive</text:span><text:span text:style-name="T18">,</text:span><text:span text:style-name="T15"> </text:span><text:span text:style-name="T6">connexive</text:span><text:span text:style-name="T15">, and </text:span><text:span text:style-name="T6">well-founded</text:span><text:span text:style-name="T15">.</text:span></text:p>
      <text:p text:style-name="P15">Implies <text:span text:style-name="T2">total order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style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07T14:08:58.173836000</meta:creation-date>
    <dc:date>2022-09-10T13:08:13.707480892</dc:date>
    <meta:editing-duration>PT3M59S</meta:editing-duration>
    <meta:editing-cycles>2</meta:editing-cycles>
    <meta:generator>LibreOffice/7.2.2.2$MacOSX_X86_64 LibreOffice_project/02b2acce88a210515b4a5bb2e46cbfb63fe97d56</meta:generator>
    <meta:document-statistic meta:table-count="0" meta:image-count="0" meta:object-count="0" meta:page-count="4" meta:paragraph-count="82" meta:word-count="902" meta:character-count="4360" meta:non-whitespace-character-count="3540"/>
  </office:meta>
</office:document-meta>
</file>